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152.79pt"/>
    </style:style>
    <style:style style:name="co7" style:family="table-column">
      <style:table-column-properties fo:break-before="auto" style:column-width="67.15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11" style:family="table-cell" style:parent-style-name="Default">
      <style:table-cell-properties fo:background-color="#e0efd4" fo:wrap-option="wrap" style:rotation-angle="90" style:vertical-align="middle"/>
    </style:style>
    <style:style style:name="ce12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>
      <style:table-cell-properties fo:background-color="#bee3d3" fo:wrap-option="wrap" style:rotation-angle="90" style:vertical-align="middle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able-cell-properties fo:background-color="#f7a19a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29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31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90" style:vertical-align="middle"/>
    </style:style>
    <style:style style:name="ce35" style:family="table-cell" style:parent-style-name="Default">
      <style:table-cell-properties fo:background-color="#fedcc6"/>
    </style:style>
    <style:style style:name="ce36" style:family="table-cell" style:parent-style-name="Default">
      <style:table-cell-properties fo:background-color="#87d1d1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e0efd4" fo:wrap-option="wrap" style:rotation-angle="90" style:vertical-align="middle"/>
    </style:style>
    <style:style style:name="ce50" style:family="table-cell" style:parent-style-name="Default">
      <style:table-cell-properties fo:background-color="#bee3d3" fo:wrap-option="wrap" style:rotation-angle="90" style:vertical-align="middle"/>
    </style:style>
    <style:style style:name="ce51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52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53" style:family="table-cell" style:parent-style-name="Default">
      <style:table-cell-properties fo:background-color="#e0efd4"/>
    </style:style>
    <style:style style:name="ce54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55" style:family="table-cell" style:parent-style-name="Default">
      <style:table-cell-properties fo:wrap-option="wrap" style:rotation-angle="90" style:vertical-align="middle"/>
    </style:style>
    <style:style style:name="ce56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57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58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60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62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63" style:family="table-cell" style:parent-style-name="Default">
      <style:table-cell-properties fo:background-color="#fcd4d1"/>
    </style:style>
    <style:style style:name="ce64" style:family="table-cell" style:parent-style-name="Default">
      <style:table-cell-properties fo:background-color="#f7a19a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Default">
      <style:table-cell-properties fo:background-color="#fedcc6"/>
    </style:style>
    <style:style style:name="ce67" style:family="table-cell" style:parent-style-name="Default">
      <style:table-cell-properties fo:background-color="#87d1d1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ce4e5"/>
    </style:style>
    <style:style style:name="ce39" style:family="table-cell" style:parent-style-name="Default">
      <style:table-cell-properties fo:background-color="#f58220"/>
    </style:style>
    <style:style style:name="ce40" style:family="table-cell" style:parent-style-name="Default">
      <style:table-cell-properties fo:background-color="#fcd3c1"/>
    </style:style>
    <style:style style:name="ce41" style:family="table-cell" style:parent-style-name="Default">
      <style:table-cell-properties fo:background-color="#89c765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5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47" office:value-type="float" office:value="1" calcext:value-type="float" table:number-columns-spanned="1" table:number-rows-spanned="5">
            <text:p>1</text:p>
          </table:table-cell>
          <table:table-cell table:style-name="ce49" office:value-type="string" calcext:value-type="string" table:number-columns-spanned="1" table:number-rows-spanned="5">
            <text:p>Gesetz</text:p>
          </table:table-cell>
          <table:table-cell table:style-name="ce49" office:value-type="string" calcext:value-type="string" table:number-columns-spanned="1" table:number-rows-spanned="5">
            <text:p>Tora</text:p>
          </table:table-cell>
          <table:table-cell table:style-name="ce54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47" office:value-type="float" office:value="1" calcext:value-type="float" table:number-columns-spanned="1" table:number-rows-spanned="5">
            <text:p>1</text:p>
          </table:table-cell>
          <table:table-cell table:style-name="ce57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47" office:value-type="float" office:value="2" calcext:value-type="float" table:number-columns-spanned="1" table:number-rows-spanned="21">
            <text:p>2</text:p>
          </table:table-cell>
          <table:table-cell table:style-name="ce50" office:value-type="string" calcext:value-type="string" table:number-columns-spanned="1" table:number-rows-spanned="21">
            <text:p>Propheten</text:p>
          </table:table-cell>
          <table:table-cell table:style-name="ce50" office:value-type="string" calcext:value-type="string" table:number-columns-spanned="1" table:number-rows-spanned="21">
            <text:p>Nevi’im</text:p>
          </table:table-cell>
          <table:covered-table-cell table:style-name="ce55"/>
          <table:table-cell table:style-name="ce47" office:value-type="float" office:value="2" calcext:value-type="float" table:number-columns-spanned="1" table:number-rows-spanned="6">
            <text:p>2</text:p>
          </table:table-cell>
          <table:table-cell table:style-name="ce58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47"/>
          <table:covered-table-cell table:style-name="ce50"/>
          <table:covered-table-cell/>
          <table:covered-table-cell table:style-name="ce55"/>
          <table:covered-table-cell table:style-name="ce47"/>
          <table:covered-table-cell table:style-name="ce59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7" calcext:value-type="float">
            <text:p>7</text:p>
          </table:table-cell>
          <table:table-cell/>
          <table:table-cell table:style-name="ce65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60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6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6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62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47" office:value-type="float" office:value="3" calcext:value-type="float" table:number-columns-spanned="1" table:number-rows-spanned="17">
            <text:p>3</text:p>
          </table:table-cell>
          <table:table-cell table:style-name="ce49" office:value-type="string" calcext:value-type="string" table:number-columns-spanned="1" table:number-rows-spanned="17">
            <text:p>'Heilige Schriften ("Psalmen")</text:p>
          </table:table-cell>
          <table:table-cell table:style-name="ce49" office:value-type="string" calcext:value-type="string" table:number-columns-spanned="1" table:number-rows-spanned="17">
            <text:p>Ketuvim, bestehend aus 3+5+3 Büchern</text:p>
          </table:table-cell>
          <table:covered-table-cell table:style-name="ce55"/>
          <table:table-cell table:style-name="ce47" office:value-type="float" office:value="5" calcext:value-type="float" table:number-columns-spanned="1" table:number-rows-spanned="7">
            <text:p>5</text:p>
          </table:table-cell>
          <table:table-cell table:style-name="ce57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9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9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9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9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62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, (Tempelzerstörung). 2 x 22, 1 x 66, 2 x 22 Verse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, 14 und 15. 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60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48" office:value-type="float" office:value="4" calcext:value-type="float" table:number-columns-spanned="1" table:number-rows-spanned="5">
            <text:p>4</text:p>
          </table:table-cell>
          <table:table-cell table:style-name="ce51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62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48" office:value-type="float" office:value="5" calcext:value-type="float" table:number-columns-spanned="1" table:number-rows-spanned="7">
            <text:p>5</text:p>
          </table:table-cell>
          <table:table-cell table:style-name="ce52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62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48" office:value-type="float" office:value="6" calcext:value-type="float" table:number-columns-spanned="1" table:number-rows-spanned="14">
            <text:p>6</text:p>
          </table:table-cell>
          <table:table-cell table:style-name="ce51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60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6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60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office:value-type="float" office:value="7" calcext:value-type="float">
            <text:p>7</text:p>
          </table:table-cell>
          <table:table-cell table:style-name="ce6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table table:name="AT = 39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henfolge (AT)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 table:style-name="ce53" office:value-type="string" calcext:value-type="string">
            <text:p>Gesetz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 table:style-name="ce53" office:value-type="string" calcext:value-type="string">
            <text:p>5 Büche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style-name="ce66" office:value-type="string" calcext:value-type="string">
            <text:p>12 historisch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style-name="ce66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 table:style-name="ce67" office:value-type="string" calcext:value-type="string">
            <text:p>5 poetisch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 table:style-name="ce67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 table:style-name="ce67"/>
          <table:table-cell/>
          <table:table-cell table:style-name="ce68" office:value-type="string" calcext:value-type="string">
            <text:p>5+12 + 5 + 5+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 table:style-name="ce53" office:value-type="string" calcext:value-type="string">
            <text:p>5 gro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 table:style-name="ce53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 table:style-name="ce66" office:value-type="string" calcext:value-type="string">
            <text:p>12 kle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style-name="ce66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atthä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Mark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uk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Apostelgeschicht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Jakob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2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3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Jud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öm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2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alat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Ephe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Philipp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Kolos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ebrä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Tit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hilem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ffenbarung</text:p>
          </table:table-cell>
          <table:table-cell table:number-columns-repeated="3"/>
        </table:table-row>
      </table:table>
      <table:table table:name="AT = 24" table:style-name="ta1">
        <table:table-column table:style-name="co1" table:number-columns-repeated="6" table:default-cell-style-name="Default"/>
        <table:table-column table:style-name="co9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ihenfolge (AT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/>
          <table:table-cell office:value-type="string" calcext:value-type="string">
            <text:p>4 (ehemal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. Sam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. Köni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/>
          <table:table-cell table:style-name="ce39" office:value-type="string" calcext:value-type="string">
            <text:p>5 Geset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/>
          <table:table-cell table:style-name="ce39"/>
          <table:table-cell/>
          <table:table-cell table:style-name="ce68" office:value-type="string" calcext:value-type="string">
            <text:p>4+5+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/>
          <table:table-cell office:value-type="string" calcext:value-type="string">
            <text:p>4 (zukünft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kleine Prophet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/>
          <table:table-cell table:style-name="ce40" office:value-type="string" calcext:value-type="string">
            <text:p>3 Po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/>
          <table:table-cell table:style-name="ce41" office:value-type="string" calcext:value-type="string">
            <text:p>5 Megillo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/>
          <table:table-cell table:style-name="ce41"/>
          <table:table-cell/>
          <table:table-cell table:style-name="ce68" office:value-type="string" calcext:value-type="string">
            <text:p>3+5+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/>
          <table:table-cell table:style-name="ce40" office:value-type="string" calcext:value-type="string">
            <text:p>3 Proph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, Nehemia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. Chronik</text:p>
          </table:table-cell>
          <table:table-cell/>
          <table:table-cell table:style-name="ce40"/>
          <table:table-cell table:number-columns-repeated="2"/>
        </table:table-row>
      </table:table>
      <table:named-expressions>
        <table:named-expression table:name="b_1mo" table:base-cell-address="$'AT = 24'.$D$5" table:expression="#REF!"/>
        <table:named-expression table:name="b_am" table:base-cell-address="$'AT = 24'.$D$34" table:expression="#REF!"/>
        <table:named-expression table:name="b_dan" table:base-cell-address="$'AT = 24'.$D$31" table:expression="#REF!"/>
        <table:named-expression table:name="b_hab" table:base-cell-address="$'AT = 24'.$D$39" table:expression="#REF!"/>
        <table:named-expression table:name="b_hag" table:base-cell-address="$'AT = 24'.$D$41" table:expression="#REF!"/>
        <table:named-expression table:name="b_hes" table:base-cell-address="$'AT = 24'.$D$30" table:expression="#REF!"/>
        <table:named-expression table:name="b_hos" table:base-cell-address="$'AT = 24'.$D$32" table:expression="#REF!"/>
        <table:named-expression table:name="b_jer" table:base-cell-address="$'AT = 24'.$D$28" table:expression="#REF!"/>
        <table:named-expression table:name="b_jes" table:base-cell-address="$'AT = 24'.$D$27" table:expression="#REF!"/>
        <table:named-expression table:name="b_joe" table:base-cell-address="$'AT = 24'.$D$33" table:expression="#REF!"/>
        <table:named-expression table:name="b_jon" table:base-cell-address="$'AT = 24'.$D$36" table:expression="#REF!"/>
        <table:named-expression table:name="b_kla" table:base-cell-address="$'AT = 24'.$D$29" table:expression="#REF!"/>
        <table:named-expression table:name="b_mal" table:base-cell-address="$'AT = 24'.$D$43" table:expression="#REF!"/>
        <table:named-expression table:name="b_mi" table:base-cell-address="$'AT = 24'.$D$37" table:expression="#REF!"/>
        <table:named-expression table:name="b_nah" table:base-cell-address="$'AT = 24'.$D$38" table:expression="#REF!"/>
        <table:named-expression table:name="b_ob" table:base-cell-address="$'AT = 24'.$D$35" table:expression="#REF!"/>
        <table:named-expression table:name="b_sach" table:base-cell-address="$'AT = 24'.$D$42" table:expression="#REF!"/>
        <table:named-expression table:name="b_zeph" table:base-cell-address="$'AT = 24'.$D$40" table:expression="#REF!"/>
        <table:named-expression table:name="sum_A" table:base-cell-address="$'AT = 24'.$I$9" table:expression="#REF!"/>
        <table:named-expression table:name="sum_B" table:base-cell-address="$'AT = 24'.$I$19" table:expression="#REF!"/>
        <table:named-expression table:name="sum_C" table:base-cell-address="$'AT = 24'.$I$23" table:expression="#REF!"/>
        <table:named-expression table:name="sum_D" table:base-cell-address="$'AT = 24'.$I$29" table:expression="#REF!"/>
        <table:named-expression table:name="sum_E" table:base-cell-address="$'AT = 24'.$I$47" table:expression="#REF!"/>
      </table:named-expressions>
      <table:database-ranges>
        <table:database-range table:name="__Anonymous_Sheet_DB__1" table:target-range-address="'AT = 39'.B3:'AT = 39'.D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15:11:33.340408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6.0.3.2$Linux_X86_64 LibreOffice_project/00m0$Build-2</meta:generator>
    <dc:date>2018-05-15T15:12:28.747514964</dc:date>
    <meta:editing-duration>PT12H53M23S</meta:editing-duration>
    <meta:editing-cycles>44</meta:editing-cycles>
    <meta:document-statistic meta:table-count="3" meta:cell-count="549" meta:object-count="0"/>
  </office:meta>
</office:document-meta>
</file>